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Ubuntu" svg:font-family="Ubuntu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e" draw:textarea-horizontal-align="justify" draw:textarea-vertical-align="middle" draw:auto-grow-height="false" fo:min-height="0.812cm" fo:min-width="1.976cm"/>
      <style:paragraph-properties style:writing-mode="lr-tb"/>
    </style:style>
    <style:style style:name="gr2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3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e"/>
      <style:paragraph-properties fo:text-align="center"/>
      <style:text-properties style:font-name="Ubuntu" fo:font-size="10.5pt" style:font-size-asian="10.5pt" style:font-size-complex="10.5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text-properties fo:color="#0000ff" style:font-name="Ubuntu Condensed" fo:font-size="10.5pt" fo:font-style="normal" style:font-size-asian="10.5pt" style:font-style-asian="normal" style:font-size-complex="10.5pt" style:font-style-complex="normal"/>
    </style:style>
    <style:style style:name="T1" style:family="text">
      <style:text-properties style:font-name="Ubuntu" fo:font-size="10.5pt" style:font-size-asian="10.5pt" style:font-size-complex="10.5pt"/>
    </style:style>
    <style:style style:name="T2" style:family="text">
      <style:text-properties fo:color="#0000ff" style:font-name="Ubuntu Condensed" fo:font-size="10.5pt" fo:font-style="normal" style:font-size-asian="10.5pt" style:font-style-asian="normal" style:font-size-complex="10.5pt" style:font-style-complex="normal"/>
    </style:style>
    <style:style style:name="T3" style:family="text">
      <style:text-properties fo:font-variant="normal" fo:text-transform="none" fo:color="#0000ff" style:text-outline="false" style:text-line-through-style="none" style:text-line-through-type="none" style:font-name="Ubuntu Condensed" fo:font-size="10.5pt" fo:font-style="normal" fo:text-shadow="none" style:text-underline-style="none" fo:font-weight="normal" style:letter-kerning="true" style:font-name-asian="JetBrains Mono" style:font-size-asian="10.5pt" style:font-style-asian="normal" style:font-weight-asian="normal" style:font-name-complex="JetBrai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c9211e" style:font-name="Ubuntu Condensed" fo:font-size="10.5pt" fo:font-style="normal" style:font-size-asian="10.5pt" style:font-style-asian="normal" style:font-size-complex="10.5pt" style:font-style-complex="normal"/>
    </style:style>
    <style:style style:name="T5" style:family="text">
      <style:text-properties fo:font-variant="normal" fo:text-transform="none" fo:color="#c9211e" style:text-outline="false" style:text-line-through-style="none" style:text-line-through-type="none" style:font-name="Ubuntu Condensed" fo:font-size="10.5pt" fo:font-style="normal" fo:text-shadow="none" style:text-underline-style="none" fo:font-weight="normal" style:letter-kerning="true" style:font-name-asian="JetBrains Mono" style:font-size-asian="10.5pt" style:font-style-asian="normal" style:font-weight-asian="normal" style:font-name-complex="JetBrains Mono" style:font-size-complex="10.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xml:id="id1" draw:id="id1" draw:layer="layout" svg:width="3.5cm" svg:height="1.5cm" svg:x="1.3cm" svg:y="4.2cm">
          <text:p text:style-name="P1"><text:span text:style-name="T1">NON CONNESS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3.5cm" svg:height="1.5cm" svg:x="7.3cm" svg:y="4.2cm">
          <text:p text:style-name="P1"><text:span text:style-name="T1">ATTESA DI ACK</text:span></text:p>
          <text:p text:style-name="P1"><text:span text:style-name="T1">DA D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draw:line-skew="0.051cm" svg:x1="3.05cm" svg:y1="4.2cm" svg:x2="9.05cm" svg:y2="4.2cm" draw:start-shape="id1" draw:start-glue-point="4" draw:end-shape="id2" draw:end-glue-point="4" svg:d="M3050 4200c0-675 6000-675 6000 0" svg:viewBox="0 0 6001 507">
          <text:p/>
        </draw:connector>
        <draw:frame draw:style-name="gr3" draw:text-style-name="P4" draw:layer="layout" svg:width="6.352cm" svg:height="0.662cm" svg:x="2.8cm" svg:y="2.938cm">
          <draw:text-box>
            <text:p><text:span text:style-name="T2">Invio «</text:span><text:span text:style-name="T3">TYPE_PEER_WANTS_REGISTRATION»</text:span></text:p>
          </draw:text-box>
        </draw:frame>
        <draw:connector draw:style-name="gr2" draw:text-style-name="P3" draw:layer="layout" draw:type="curve" draw:line-skew="0cm 0.098cm" svg:x1="10.288cm" svg:y1="4.419cm" svg:x2="10.288cm" svg:y2="5.481cm" draw:start-shape="id2" draw:start-glue-point="11" draw:end-shape="id2" draw:end-glue-point="9" svg:d="M10288 4419c0-1080 1112-720 1112 531 0 1252-1112 1612-1112 531" svg:viewBox="0 0 1113 2344">
          <text:p/>
        </draw:connector>
        <draw:frame draw:style-name="gr3" draw:text-style-name="P4" draw:layer="layout" svg:width="6.352cm" svg:height="1.073cm" draw:transform="rotate (-1.5707963267949) translate (12.4cm 3.3cm)">
          <draw:text-box>
            <text:p><text:span text:style-name="T4">Raggiunto il timeout ∨Altri errori</text:span></text:p>
            <text:p><text:span text:style-name="T2">Invio «</text:span><text:span text:style-name="T3">TYPE_PEER_WANTS_REGISTRATION»</text:span></text:p>
          </draw:text-box>
        </draw:frame>
        <draw:custom-shape draw:style-name="gr1" draw:text-style-name="P2" xml:id="id3" draw:id="id3" draw:layer="layout" svg:width="3.5cm" svg:height="1.5cm" svg:x="1.2cm" svg:y="7.3cm">
          <text:p text:style-name="P1"><text:span text:style-name="T1">CONNESS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9.05cm" svg:y1="5.7cm" svg:x2="4.7cm" svg:y2="8.05cm" draw:start-shape="id2" draw:start-glue-point="8" draw:end-shape="id3" draw:end-glue-point="10" svg:d="M9050 5700c0 1567-1450 2350-4350 2350" svg:viewBox="0 0 4351 2351">
          <text:p/>
        </draw:connector>
        <draw:frame draw:style-name="gr3" draw:text-style-name="P4" draw:layer="layout" svg:width="6.352cm" svg:height="1.073cm" svg:x="5.1cm" svg:y="8cm">
          <draw:text-box>
            <text:p><text:span text:style-name="T4">Ricevuto «TYPE_DS_ACK_REGISTRATION»</text:span></text:p>
            <text:p><text:span text:style-name="T2">Invio «</text:span><text:span text:style-name="T3">TYPE_PEER_WANTS_REGISTRATION»</text:span></text:p>
          </draw:text-box>
        </draw:frame>
        <draw:connector draw:style-name="gr2" draw:text-style-name="P3" draw:layer="layout" draw:type="curve" draw:line-skew="-0.181cm -0.09cm" svg:x1="4.7cm" svg:y1="8.05cm" svg:x2="2.95cm" svg:y2="8.8cm" draw:start-shape="id3" draw:start-glue-point="10" draw:end-shape="id3" draw:end-glue-point="8" svg:d="M4700 8050c481 0 402 581-156 923s-1594 445-1594-173" svg:viewBox="0 0 2067 1198">
          <text:p/>
        </draw:connector>
        <draw:connector draw:style-name="gr2" draw:text-style-name="P3" draw:layer="layout" draw:type="curve" svg:x1="1.2cm" svg:y1="8.05cm" svg:x2="1.3cm" svg:y2="4.95cm" draw:start-shape="id3" draw:start-glue-point="6" draw:end-shape="id1" draw:end-glue-point="6" svg:d="M1200 8050c-751 0-801-3100 100-3100" svg:viewBox="0 0 671 3101">
          <text:p/>
        </draw:connector>
        <draw:frame draw:style-name="gr4" draw:text-style-name="P4" draw:layer="layout" svg:width="8.711cm" svg:height="1.073cm" svg:x="0.4cm" svg:y="6cm">
          <draw:text-box>
            <text:p><text:span text:style-name="T4">Ricevuto «</text:span><text:span text:style-name="T5">CONSOLE_QUIT</text:span><text:span text:style-name="T4">» ∨ «</text:span><text:span text:style-name="T5">TYPE_DS_SHUTTING_DOWN»</text:span></text:p>
            <text:p><text:span text:style-name="T2">Invio «</text:span><text:span text:style-name="T3">TYPE_PEER_SHUTTING_DOWN»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Ubuntu" svg:font-family="Ubuntu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9T19:06:58.018257359</meta:creation-date>
    <dc:date>2021-02-09T19:18:44.114150551</dc:date>
    <meta:editing-duration>PT1M24S</meta:editing-duration>
    <meta:editing-cycles>1</meta:editing-cycles>
    <meta:document-statistic meta:object-count="12"/>
    <meta:generator>LibreOffice/6.4.6.2$Linux_X86_64 LibreOffice_project/40$Build-2</meta:generator>
  </office:meta>
</office:document-meta>
</file>